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1000000587432C3F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84cm" fo:margin-left="-0.123cm" table:align="left" style:writing-mode="lr-tb"/>
    </style:style>
    <style:style style:name="Tabla1.A" style:family="table-column">
      <style:table-column-properties style:column-width="1.916cm"/>
    </style:style>
    <style:style style:name="Tabla1.B" style:family="table-column">
      <style:table-column-properties style:column-width="13.92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2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language="es" fo:country="MX" style:font-size-asian="8pt" style:font-name-complex="Trebuchet MS" style:font-size-complex="8pt"/>
    </style:style>
    <style:style style:name="P3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4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style:font-name-complex="Trebuchet MS"/>
    </style:style>
    <style:style style:name="P5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5pt" style:font-size-asian="5pt" style:font-name-complex="Trebuchet MS" style:font-size-complex="5pt"/>
    </style:style>
    <style:style style:name="P6" style:family="paragraph" style:parent-style-name="Sangría_20_2_20_de_20_t._20_independiente">
      <style:paragraph-properties fo:margin-left="0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Header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fo:language="en" fo:country="US"/>
    </style:style>
    <style:style style:name="P10" style:family="paragraph" style:parent-style-name="Text_20_body">
      <style:paragraph-properties fo:text-align="justify" style:justify-single-word="false"/>
      <style:text-properties fo:language="en" fo:country="US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paragraph-properties fo:margin-left="0cm" fo:margin-right="0cm" fo:margin-top="0cm" fo:margin-bottom="0.212cm" fo:text-align="justify" style:justify-single-word="false" fo:text-indent="-0.123cm" style:auto-text-indent="false"/>
      <style:text-properties fo:language="es" fo:country="ES"/>
    </style:style>
    <style:style style:name="P14" style:family="paragraph" style:parent-style-name="Text_20_body">
      <style:paragraph-properties fo:margin-left="0cm" fo:margin-right="0cm" fo:text-align="justify" style:justify-single-word="false" fo:text-indent="0.501cm" style:auto-text-indent="false"/>
    </style:style>
    <style:style style:name="P15" style:family="paragraph" style:parent-style-name="Sangría_20_2_20_de_20_t._20_independiente">
      <style:paragraph-properties fo:margin-left="0.009cm" fo:margin-right="0cm" fo:text-align="justify" style:justify-single-word="false" fo:orphans="2" fo:widows="2" fo:hyphenation-ladder-count="no-limit" fo:text-indent="0cm" style:auto-text-indent="false" style:writing-mode="lr-tb"/>
      <style:text-properties style:use-window-font-color="true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P16" style:family="paragraph" style:parent-style-name="Sangría_20_2_20_de_20_t._20_independiente">
      <style:paragraph-properties fo:margin-left="0.009cm" fo:margin-right="0cm" fo:text-align="justify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text-properties style:font-name="Times New Roman1" fo:font-size="12pt" style:font-size-asian="12pt" style:font-name-complex="Times New Roman1" style:font-size-complex="12pt"/>
    </style:style>
    <style:style style:name="P19" style:family="paragraph" style:parent-style-name="Text_20_body_20_indent">
      <style:paragraph-properties fo:text-align="justify" style:justify-single-word="false"/>
    </style:style>
    <style:style style:name="P20" style:family="paragraph" style:parent-style-name="Text_20_body">
      <style:paragraph-properties fo:margin-left="0cm" fo:margin-right="0cm" fo:margin-top="0cm" fo:margin-bottom="0.212cm" fo:text-align="justify" style:justify-single-word="false" fo:text-indent="0.76cm" style:auto-text-indent="false"/>
      <style:text-properties style:font-name="Times New Roman1" fo:font-size="12pt" style:font-size-asian="12pt" style:font-name-complex="Times New Roman1" style:font-size-complex="12pt"/>
    </style:style>
    <style:style style:name="P21" style:family="paragraph" style:parent-style-name="Standard">
      <style:paragraph-properties fo:margin-left="0cm" fo:margin-right="0cm" fo:text-indent="0.76cm" style:auto-text-indent="false"/>
    </style:style>
    <style:style style:name="P22" style:family="paragraph" style:parent-style-name="Standard">
      <style:paragraph-properties fo:margin-left="0cm" fo:margin-right="0cm" fo:text-align="justify" style:justify-single-word="false" fo:text-indent="0.76cm" style:auto-text-indent="false"/>
    </style:style>
    <style:style style:name="P23" style:family="paragraph" style:parent-style-name="Standard">
      <style:paragraph-properties fo:margin-left="0cm" fo:margin-right="0cm" fo:text-indent="0.76cm" style:auto-text-indent="false"/>
      <style:text-properties style:font-name="Times New Roman1" fo:font-size="12pt" style:font-size-asian="12pt" style:font-name-complex="Times New Roman1" style:font-size-complex="12pt"/>
    </style:style>
    <style:style style:name="P24" style:family="paragraph" style:parent-style-name="Standard">
      <style:paragraph-properties fo:margin-left="0cm" fo:margin-right="0cm" fo:text-align="justify" style:justify-single-word="false" fo:text-indent="0.76cm" style:auto-text-indent="false"/>
      <style:text-properties style:font-name="Times New Roman1" fo:font-size="12pt" style:font-size-asian="12pt" style:font-name-complex="Times New Roman1" style:font-size-complex="12pt"/>
    </style:style>
    <style:style style:name="P25" style:family="paragraph" style:parent-style-name="Text_20_body">
      <style:paragraph-properties fo:margin-left="-0.002cm" fo:margin-right="-0.316cm" fo:margin-top="0cm" fo:margin-bottom="0.212cm" fo:text-align="justify" style:justify-single-word="false" fo:text-indent="0cm" style:auto-text-indent="false"/>
      <style:text-properties fo:language="es" fo:country="ES"/>
    </style:style>
    <style:style style:name="P26" style:family="paragraph" style:parent-style-name="Text_20_body">
      <style:paragraph-properties fo:margin-top="0cm" fo:margin-bottom="0.212cm" fo:text-align="justify" style:justify-single-word="false"/>
      <style:text-properties fo:language="es" fo:country="MX"/>
    </style:style>
    <style:style style:name="P27" style:family="paragraph" style:parent-style-name="Standard">
      <style:paragraph-properties fo:margin-left="6.285cm" fo:margin-right="0cm" fo:text-align="justify" style:justify-single-word="false" fo:text-indent="-6.285cm" style:auto-text-indent="false">
        <style:tab-stops/>
      </style:paragraph-properties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fo:language="es" fo:country="MX"/>
    </style:style>
    <style:style style:name="T1" style:family="text">
      <style:text-properties fo:font-size="8pt" fo:font-weight="bold" style:font-size-asian="8pt" style:font-weight-asian="bold" style:font-size-complex="8pt"/>
    </style:style>
    <style:style style:name="T2" style:family="text">
      <style:text-properties style:font-name="Times New Roman1" fo:font-size="8pt" fo:font-weight="bold" style:font-size-asian="8pt" style:font-weight-asian="bold" style:font-size-complex="8pt"/>
    </style:style>
    <style:style style:name="T3" style:family="text">
      <style:text-properties style:font-name="Times New Roman1" fo:font-size="12pt" style:font-size-asian="12pt" style:font-name-complex="Times New Roman1" style:font-size-complex="12pt"/>
    </style:style>
    <style:style style:name="T4" style:family="text">
      <style:text-properties style:font-name="Times New Roman1" fo:font-size="12pt" fo:font-weight="normal" style:font-size-asian="12pt" style:font-weight-asian="normal" style:font-name-complex="Times New Roman1" style:font-size-complex="12pt" style:font-weight-complex="normal"/>
    </style:style>
    <style:style style:name="T5" style:family="text">
      <style:text-properties fo:font-size="5pt" fo:font-weight="bold" style:font-size-asian="5pt" style:font-weight-asian="bold" style:font-size-complex="5pt" style:font-weight-complex="bold"/>
    </style:style>
    <style:style style:name="T6" style:family="text">
      <style:text-properties style:font-name="Arial1" fo:font-size="10pt" style:font-size-asian="10pt" style:font-name-complex="Arial1"/>
    </style:style>
    <style:style style:name="T7" style:family="text">
      <style:text-properties fo:font-size="12pt" style:font-name-asian="MS Mincho" style:font-size-asian="12pt" style:font-name-complex="Times New Roman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COMUNICACIÓN N° 778-CM-14</text:p>
      <text:p text:style-name="P17"/>
      <text:p text:style-name="P17"/>
      <text:p text:style-name="P27">DESCRIPCIÓN SINTÉTICA: SOLICITAR URGENTE TRASPASO PODER CONCEDENTE SERVICIO ENERGÍA ELÉCTRICA.</text:p>
      <text:p text:style-name="Standard"/>
      <text:p text:style-name="P17"/>
      <text:p text:style-name="P7">ANTECEDENTES</text:p>
      <text:p text:style-name="P22"/>
      <text:p text:style-name="P21">Constitución de la Provincia de Río Negro.</text:p>
      <text:p text:style-name="P21"/>
      <text:p text:style-name="P21">Carta Orgánica Municipal.</text:p>
      <text:p text:style-name="P21"/>
      <text:p text:style-name="P21">Comunicación 568-CM-07.</text:p>
      <text:p text:style-name="P21"/>
      <text:p text:style-name="P21">Proyecto de Ordenanza 041/08.</text:p>
      <text:p text:style-name="P22"/>
      <text:p text:style-name="P22"/>
      <text:p text:style-name="P7">FUNDAMENTOS</text:p>
      <text:p text:style-name="P22"/>
      <text:p text:style-name="P22">La energía eléctrica es un recurso esencial para el pleno desarrollo de la vida humana. En este sentido, la Constitución Provincial, la Carta Orgánica Municipal y diferente normativa establecen que la potestad de la mencionada posee un carácter municipal. </text:p>
      <text:p text:style-name="P22"/>
      <text:p text:style-name="P22">Es necesario y sustancial que el poder concedente del servicio eléctrico público sea traspasado a la órbita municipal, tal lo encomienda la Carta Orgánica Municipal. Esta demanda es una constante a lo largo de los últimos años. Es sin duda, el Estado Municipal el que debe poseer en sus propias manos la potestad del manejo y la competencia sobre ello.</text:p>
      <text:p text:style-name="P22"/>
      <text:p text:style-name="P22">Cabe aclarar que a pesar de ser potestad municipal lo enunciado, actualmente el suministro de energía eléctrica se encuentra bajo jurisdicción del Estado Provincial. <text:s/>Ello se debe a una lectura e interpretación errónea del texto de la Constitución Provincial, donde la Provincia no puede vulnerar y amenazar la potestad municipal.</text:p>
      <text:p text:style-name="P22"/>
      <text:p text:style-name="P22">La propia Constitución establece en su artículo 229 la facultad de municipalizar los servicios públicos locales que estime conveniente. Y además en nuestra Carta Orgánica Municipal se detalla en el <text:s/>inciso 10º del artículo 29:“Los servicios públicos corresponden originariamente a la Municipalidad, quien vela por su correcta prestación”.</text:p>
      <text:p text:style-name="P23"/>
      <text:p text:style-name="P24">La Constitución de la Provincia de Río Negro en su artículo 225 “reconoce la existencia del Municipio como una comunidad natural, <text:s/>célula originaria y fundamental de la organización política e institucional de la sociedad fundada en la convivencia” y menciona que aquellos municipios que “dictan su propia Carta Orgánica municipal gozan además de autonomía institucional”. <text:s/>Establece además que “la Provincia no puede vulnerar la autonomía municipal consagrada en esta Constitución y, en caso de superposición o normativa contradictoria inferior a la Constitución, prevalece la legislación del Municipio en materia específicamente comunal”. </text:p>
      <text:p text:style-name="P24"/>
      <text:p text:style-name="P22"><text:soft-page-break/><text:span text:style-name="T3">Por su parte la Carta Orgánica Municipal en su artículo 15 de las <text:s/></text:span><text:span text:style-name="Strong_20_Emphasis"><text:span text:style-name="T4">Disposiciones Complementarias, Transitorias y Plazos de Obligatorio Cumplimiento determina que “la Municipalidad deberá dentro de los tres (3) meses de sancionada esta Carta Orgánica, iniciar las actuaciones que correspondan y proseguirlas hasta su concreción, en miras de la derogación de la ley 2902 y sus normas concordantes, en lo que se refiere al otorgamiento de la atribución a la Provincia de Río Negro, del servicio de distribución de energía eléctrica de San Carlos de Bariloche y su consecuente poder concedente”. Asimismo, en su artículo 128 considera “servicios públicos de competencia municipal todos aquellos que satisfagan necesidades básicas de los habitantes”.</text:span></text:span><text:span text:style-name="Strong_20_Emphasis"><text:span text:style-name="T6"> <text:s text:c="2"/></text:span></text:span></text:p>
      <text:p text:style-name="P20"/>
      <text:p text:style-name="P22">La demanda del poder concedente de energía eléctrica posee una larga historia de reivindicaciones. Nuestra ciudad desde 1957 a 1987 produjo, distribuyó, administró y abasteció a sus habitantes de la energía eléctrica.</text:p>
      <text:p text:style-name="P22"/>
      <text:p text:style-name="P22">No debemos olvidar el carácter de servicio público del servicio de energía eléctrica, por ello es necesario que la Municipalidad de San Carlos de Bariloche vuelva a detentar esta potestad y así asegurar una mejor calidad del servicio para los barilochenses.</text:p>
      <text:p text:style-name="P22"/>
      <text:p text:style-name="P22">Creemos necesario comunicar a nuestros gobernantes provinciales la necesidad de un urgente traspaso del servicio de energía eléctrica, en defensa de nuestra autonomía. A su vez proponemos la conformación nuevamente de una comisión que persiga el fin mencionado. </text:p>
      <text:p text:style-name="P22"/>
      <text:p text:style-name="P19">AUTORES: <text:span text:style-name="T7">Concejales Ramón Chiocconi, Alejandro Ramos Mejía, Prof. Edith Garro (PJ); Leandro Lescano, Carmen Giménez (AFSP); Arq. Carlos Valeri, Prof. Alfredo Martín, Dr. Diego Benítez (FG); Elena Welleschik (UCR) y Mauro Gonzalez (PvpC) e Irma Haneck (SUR). </text:span></text:p>
      <text:p text:style-name="P19"/>
      <text:p text:style-name="P19"/>
      <text:p text:style-name="P12">El proyecto original Nº 573/14, con las modificaciones introducidas, fue aprobado en la sesión del día 12 de junio de 2014, según consta en el Acta Nº 1019/14. Por ello, en ejercicio de las atribuciones que le otorga el Art. 38 de la Carta Orgánica Municipal,</text:p>
      <text:p text:style-name="P12"/>
      <text:p text:style-name="P12">EL CONCEJO MUNICIPAL DE SAN CARLOS DE BARILOCHE</text:p>
      <text:p text:style-name="P12">SANCIONA CON CARÁCTER DE </text:p>
      <text:p text:style-name="P12"/>
      <text:p text:style-name="P9">COMUNICACIÓN </text:p>
      <text:p text:style-name="P10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5">Art. <text:s/>1°) </text:p>
          </table:table-cell>
          <table:table-cell table:style-name="Tabla1.A1" office:value-type="string">
            <text:p text:style-name="P17">Se comunica al Poder Ejecutivo y al Poder Legislativo provincial la necesidad de transferir al Municipio de San Carlos de Bariloche la titularidad y consecuente poder concedente sobre la prestación del servicio público de distribución de energía eléctrica.</text:p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26">Art. 2°)</text:p>
          </table:table-cell>
          <table:table-cell table:style-name="Tabla1.A1" office:value-type="string">
            <text:p text:style-name="P17">Se solicita la modificación de la Ley Provincial 2902 en lo que fuere pertinente para sustentar jurídicamente dicha transferencia. </text:p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26">Art. <text:s/>3º)</text:p>
          </table:table-cell>
          <table:table-cell table:style-name="Tabla1.A1" office:value-type="string">
            <text:p text:style-name="P17">Se invita al Poder Ejecutivo y al Poder Legislativo de la Provincia de Río Negro y a la Cooperativa de Electricidad Bariloche a integrar una comisión de trabajo conjuntamente con el Departamento Ejecutivo y el Departamento Deliberante de San Carlos de Bariloche, a fin de analizar la temática que motiva la presente Comunicación. La comisión estará compuesta por: dos <text:s/>integrantes del Poder <text:soft-page-break/>Ejecutivo Provincial, dos <text:s/>del Poder Legislativo Provincial, dos del Departamento Deliberante de la Municipalidad de San Carlos de Bariloche; dos del Departamento Ejecutivo Municipal y dos representantes de la Cooperativa de Electricidad Bariloche Ldta. </text:p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26">Art. <text:s/>4°) </text:p>
          </table:table-cell>
          <table:table-cell table:style-name="Tabla1.A1" office:value-type="string">
            <text:p text:style-name="P15">Comuníquese. Publíquese en el Boletín Oficial. Tómese razón. Cumplido, archívese.</text:p>
            <text:p text:style-name="P16"/>
            <text:p text:style-name="P13"/>
          </table:table-cell>
        </table:table-row>
      </table:table>
      <text:p text:style-name="P14"/>
      <text:p text:style-name="P18"/>
      <text:p text:style-name="P18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A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roid Sans Fallback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language="es" fo:country="ES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>
        <style:tab-stops>
          <style:tab-stop style:position="6.244cm"/>
        </style:tab-stops>
      </style:paragraph-properties>
      <style:text-properties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Text_20_body_20_indent" style:display-name="Text body indent" style:family="paragraph" style:parent-style-name="Standard" style:class="text">
      <style:paragraph-properties fo:margin="100%" fo:margin-left="2.251cm" fo:margin-right="0cm" fo:margin-top="0cm" fo:margin-bottom="0cm" fo:text-align="justify" style:justify-single-word="false" fo:text-indent="-2.251cm" style:auto-text-indent="false"/>
      <style:text-properties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" style:display-name="Sangría 2 de t. independiente" style:family="paragraph" style:parent-style-name="Standard">
      <style:paragraph-properties fo:margin="100%" fo:margin-left="6.085cm" fo:margin-right="0cm" fo:margin-top="0cm" fo:margin-bottom="0cm" fo:text-align="justify" style:justify-single-word="false" fo:text-indent="-6.085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="100%" fo:margin-left="0cm" fo:margin-right="0cm" fo:margin-top="0cm" fo:margin-bottom="0cm" fo:text-align="justify" style:justify-single-word="false" fo:text-indent="0.52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2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3" style:family="paragraph" style:parent-style-name="Sangría_20_2_20_de_20_t._20_independiente">
      <style:paragraph-properties fo:margin-left="0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4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style:font-name-complex="Trebuchet MS"/>
    </style:style>
    <style:style style:name="MP5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5pt" style:font-size-asian="5pt" style:font-name-complex="Trebuchet MS" style:font-size-complex="5pt"/>
    </style:style>
    <style:style style:name="MP6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language="es" fo:country="MX" style:font-size-asian="8pt" style:font-name-complex="Trebuchet MS" style:font-size-complex="8pt"/>
    </style:style>
    <style:style style:name="MP7" style:family="paragraph" style:parent-style-name="Header">
      <style:paragraph-properties fo:text-align="center" style:justify-single-word="false"/>
    </style:style>
    <style:style style:name="MT1" style:family="text">
      <style:text-properties fo:font-size="8pt" fo:font-weight="bold" style:font-size-asian="8pt" style:font-weight-asian="bold" style:font-size-complex="8pt"/>
    </style:style>
    <style:style style:name="MT2" style:family="text">
      <style:text-properties style:font-name="Times New Roman1" fo:font-size="8pt" fo:font-weight="bold" style:font-size-asian="8pt" style:font-weight-asian="bold" style:font-size-complex="8pt"/>
    </style:style>
    <style:style style:name="MT3" style:family="text">
      <style:text-properties fo:font-size="5pt" fo:font-weight="bold" style:font-size-asian="5pt" style:font-weight-asian="bold" style:font-size-complex="5pt" style:font-weight-complex="bold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35.56cm" style:num-format="1" style:print-orientation="portrait" fo:margin-top="1.27cm" fo:margin-bottom="5.001cm" fo:margin-left="3cm" fo:margin-right="3cm" style:writing-mode="lr-tb" style:layout-grid-color="#c0c0c0" style:layout-grid-lines="91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page-layout style:name="Mpm2">
      <style:page-layout-properties fo:page-width="21.59cm" fo:page-height="35.56cm" style:num-format="1" style:print-orientation="portrait" fo:margin-top="2.501cm" fo:margin-bottom="5.001cm" fo:margin-left="3cm" fo:margin-right="3cm" style:writing-mode="lr-tb" style:layout-grid-color="#c0c0c0" style:layout-grid-lines="77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gráficos2" text:anchor-type="char" svg:x="0.298cm" svg:y="0.012cm" svg:width="6.077cm" svg:height="2.288cm" draw:z-index="2"><draw:image xlink:href="Pictures/10000000000000F1000000587432C3F9.jpg" xlink:type="simple" xlink:show="embed" xlink:actuate="onLoad"/><draw:contour-polygon svg:width="8.494cm" svg:height="3.073cm" svg:viewBox="0 0 8494 3073" draw:points="0,0 0,3073 8494,3073 8494,0" draw:recreate-on-edit="false"/></draw:frame></text:p>
        <text:p text:style-name="MP2"/>
        <text:p text:style-name="MP3"/>
        <text:p text:style-name="MP4"><text:span text:style-name="MT1"><text:line-break/><text:line-break/><text:line-break/> <text:s text:c="71"/></text:span><text:span text:style-name="MT2">“2014, año de Homenaje al Almirante Guillermo Brown, en el <text:tab/><text:tab/><text:tab/><text:tab/><text:tab/> <text:s text:c="2"/>Bicentenario del combate naval de Montevideo”</text:span></text:p>
        <text:p text:style-name="MP4"><text:span text:style-name="MT1"><text:s text:c="96"/></text:span><text:span text:style-name="MT3">(Ordenanza 2509-CM-2014)</text:span></text:p>
        <text:p text:style-name="MP5"/>
        <text:p text:style-name="MP6"/>
        <text:p text:style-name="MP7"/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DENANZA Nº -CM-02</dc:title>
    <meta:initial-creator>Un usuario de Microsoft Office satisfecho.</meta:initial-creator>
    <meta:creation-date>2013-09-05T12:40:00</meta:creation-date>
    <dc:creator>Claudia </dc:creator>
    <dc:date>2014-06-13T11:34:01</dc:date>
    <meta:print-date>2014-06-13T10:06:42</meta:print-date>
    <meta:editing-cycles>6</meta:editing-cycles>
    <meta:editing-duration>P23DT22H11M8S</meta:editing-duration>
    <meta:generator>LibreOffice/3.5$Linux_x86 LibreOffice_project/350m1$Build-2</meta:generator>
    <meta:printed-by>Claudia </meta:printed-by>
    <meta:document-statistic meta:table-count="1" meta:image-count="1" meta:object-count="0" meta:page-count="3" meta:paragraph-count="32" meta:word-count="828" meta:character-count="5721" meta:non-whitespace-character-count="4723"/>
    <meta:user-defined meta:name="Información 1"/>
    <meta:user-defined meta:name="Información 2"/>
    <meta:user-defined meta:name="Información 3"/>
    <meta:user-defined meta:name="Información 4"/>
  </office:meta>
</office:document-meta>
</file>